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2B0000005D8DD7A411137DA208.jpg" manifest:media-type="image/jpeg"/>
  <manifest:file-entry manifest:full-path="Pictures/10000000000004340000005E9EC99AC520152598.jpg" manifest:media-type="image/jpeg"/>
  <manifest:file-entry manifest:full-path="Pictures/100000000000042B0000005D9DD98DB699D8C16F.jpg" manifest:media-type="image/jpeg"/>
  <manifest:file-entry manifest:full-path="Pictures/10000000000004340000005E0587FFF807B5A7F0.jpg" manifest:media-type="image/jpeg"/>
  <manifest:file-entry manifest:full-path="Pictures/10000000000004340000005E66D7C459CBF11283.jpg" manifest:media-type="image/jpeg"/>
  <manifest:file-entry manifest:full-path="Pictures/10000000000004340000005EFB9D63A64B5103D6.jpg" manifest:media-type="image/jpeg"/>
  <manifest:file-entry manifest:full-path="Pictures/100000000000042B0000005D8347456FF06882CC.jpg" manifest:media-type="image/jpeg"/>
  <manifest:file-entry manifest:full-path="Pictures/10000000000004340000005E57F5F465DD2C9FA2.jpg" manifest:media-type="image/jpeg"/>
  <manifest:file-entry manifest:full-path="Pictures/10000000000004340000005E41B4F75604ECB03A.jpg" manifest:media-type="image/jpeg"/>
  <manifest:file-entry manifest:full-path="Pictures/100000000000042B0000005D7F7FA8A28AAD2D03.jpg" manifest:media-type="image/jpeg"/>
  <manifest:file-entry manifest:full-path="Pictures/10000000000004340000005E395D00AC38011ED3.jpg" manifest:media-type="image/jpeg"/>
  <manifest:file-entry manifest:full-path="Pictures/10000000000004340000005E136789551A2BEE31.jpg" manifest:media-type="image/jpeg"/>
  <manifest:file-entry manifest:full-path="Pictures/10000000000004340000005EDA673D8A6A17264A.jpg" manifest:media-type="image/jpeg"/>
  <manifest:file-entry manifest:full-path="Pictures/10000000000004340000005E3B37D152A59FAC38.jpg" manifest:media-type="image/jpeg"/>
  <manifest:file-entry manifest:full-path="Pictures/10000000000004340000005E2F39E467378FCE0C.jpg" manifest:media-type="image/jpeg"/>
  <manifest:file-entry manifest:full-path="Pictures/10000000000004340000005E4E0E9B6AE94EB2A1.jpg" manifest:media-type="image/jpeg"/>
  <manifest:file-entry manifest:full-path="Pictures/10000000000004340000005E83B5EEBA1DF705D4.jpg" manifest:media-type="image/jpeg"/>
  <manifest:file-entry manifest:full-path="Pictures/10000000000004340000005E7A0B8017371F53D1.jpg" manifest:media-type="image/jpeg"/>
  <manifest:file-entry manifest:full-path="Pictures/10000000000004340000005EABB3074BDDE48CF2.jpg" manifest:media-type="image/jpeg"/>
  <manifest:file-entry manifest:full-path="Pictures/10000000000004340000005E3EBC8F81E93B9442.jpg" manifest:media-type="image/jpeg"/>
  <manifest:file-entry manifest:full-path="Pictures/10000000000004340000005E66958406A4F2C524.jpg" manifest:media-type="image/jpeg"/>
  <manifest:file-entry manifest:full-path="Pictures/100000000000042B0000005DB5283DF780EC4934.jpg" manifest:media-type="image/jpeg"/>
  <manifest:file-entry manifest:full-path="Pictures/100000000000042B0000005D9BC1AEC9809B8288.jpg" manifest:media-type="image/jpeg"/>
  <manifest:file-entry manifest:full-path="Pictures/10000000000004340000005E2557C49D57D79CF3.jpg" manifest:media-type="image/jpeg"/>
  <manifest:file-entry manifest:full-path="Pictures/10000000000004340000005E10FBC45A83DEDC9A.jpg" manifest:media-type="image/jpeg"/>
  <manifest:file-entry manifest:full-path="Pictures/100000000000042B0000005D3F6EEC83C65C5B2F.jpg" manifest:media-type="image/jpeg"/>
  <manifest:file-entry manifest:full-path="Pictures/100000000000042B0000005D54CA6BF43B51C245.jpg" manifest:media-type="image/jpeg"/>
  <manifest:file-entry manifest:full-path="Pictures/10000000000004340000005EA4B5CAEBC9E97058.jpg" manifest:media-type="image/jpeg"/>
  <manifest:file-entry manifest:full-path="Pictures/100000000000042B0000005D8EC4B64514B747F7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0.9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pr1" style:family="presentation" style:parent-style-name="Impress1-title">
      <style:graphic-properties fo:min-height="3.625cm"/>
    </style:style>
    <style:style style:name="pr2" style:family="presentation" style:parent-style-name="Impress1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" draw:text-style-name="P1" draw:layer="layout" svg:width="4.515cm" svg:height="0.962cm" svg:x="11.995cm" svg:y="16.51cm">
          <draw:text-box>
            <text:p>Bacterial_spot</text:p>
          </draw:text-box>
        </draw:frame>
        <draw:frame draw:style-name="gr2" draw:text-style-name="P2" draw:layer="layout" svg:width="27.999cm" svg:height="2.445cm" svg:x="-0.234cm" svg:y="5.633cm">
          <draw:image xlink:href="Pictures/10000000000004340000005E2F39E467378FCE0C.jpg" xlink:type="simple" xlink:show="embed" xlink:actuate="onLoad">
            <text:p/>
          </draw:image>
        </draw:frame>
        <draw:frame draw:style-name="gr2" draw:text-style-name="P2" draw:layer="layout" svg:width="27.999cm" svg:height="2.445cm" svg:x="-0.189cm" svg:y="8.961cm">
          <draw:image xlink:href="Pictures/10000000000004340000005E7A0B8017371F53D1.jpg" xlink:type="simple" xlink:show="embed" xlink:actuate="onLoad">
            <text:p/>
          </draw:image>
        </draw:frame>
        <draw:frame draw:style-name="gr2" draw:text-style-name="P2" draw:layer="layout" svg:width="27.999cm" svg:height="2.439cm" svg:x="-0.189cm" svg:y="12.464cm">
          <draw:image xlink:href="Pictures/100000000000042B0000005D7F7FA8A28AAD2D0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4" draw:text-style-name="P1" draw:layer="layout" svg:width="3.808cm" svg:height="0.962cm" svg:x="11.995cm" svg:y="16.51cm">
          <draw:text-box>
            <text:p>Early_blight</text:p>
          </draw:text-box>
        </draw:frame>
        <draw:frame draw:style-name="gr2" draw:text-style-name="P2" draw:layer="layout" svg:width="27.999cm" svg:height="2.445cm" svg:x="-0.189cm" svg:y="6.161cm">
          <draw:image xlink:href="Pictures/10000000000004340000005EA4B5CAEBC9E97058.jpg" xlink:type="simple" xlink:show="embed" xlink:actuate="onLoad">
            <text:p/>
          </draw:image>
        </draw:frame>
        <draw:frame draw:style-name="gr2" draw:text-style-name="P2" draw:layer="layout" svg:width="27.999cm" svg:height="2.445cm" svg:x="-0.089cm" svg:y="9.261cm">
          <draw:image xlink:href="Pictures/10000000000004340000005EABB3074BDDE48CF2.jpg" xlink:type="simple" xlink:show="embed" xlink:actuate="onLoad">
            <text:p/>
          </draw:image>
        </draw:frame>
        <draw:frame draw:style-name="gr2" draw:text-style-name="P2" draw:layer="layout" svg:width="27.999cm" svg:height="2.439cm" svg:x="-0.189cm" svg:y="12.564cm">
          <draw:image xlink:href="Pictures/100000000000042B0000005D8347456FF06882C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5" draw:text-style-name="P1" draw:layer="layout" svg:width="3.597cm" svg:height="0.962cm" svg:x="11.995cm" svg:y="16.51cm">
          <draw:text-box>
            <text:p>Late_blight</text:p>
          </draw:text-box>
        </draw:frame>
        <draw:frame draw:style-name="gr2" draw:text-style-name="P2" draw:layer="layout" svg:width="27.999cm" svg:height="2.445cm" svg:x="-0.089cm" svg:y="5.861cm">
          <draw:image xlink:href="Pictures/10000000000004340000005E3EBC8F81E93B9442.jpg" xlink:type="simple" xlink:show="embed" xlink:actuate="onLoad">
            <text:p/>
          </draw:image>
        </draw:frame>
        <draw:frame draw:style-name="gr2" draw:text-style-name="P2" draw:layer="layout" svg:width="27.999cm" svg:height="2.445cm" svg:x="-0.089cm" svg:y="8.961cm">
          <draw:image xlink:href="Pictures/10000000000004340000005E2557C49D57D79CF3.jpg" xlink:type="simple" xlink:show="embed" xlink:actuate="onLoad">
            <text:p/>
          </draw:image>
        </draw:frame>
        <draw:frame draw:style-name="gr2" draw:text-style-name="P2" draw:layer="layout" svg:width="27.999cm" svg:height="2.439cm" svg:x="-0.089cm" svg:y="12.264cm">
          <draw:image xlink:href="Pictures/100000000000042B0000005D9BC1AEC9809B828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6" draw:text-style-name="P5" draw:layer="layout" svg:width="3.457cm" svg:height="0.962cm" svg:x="11.995cm" svg:y="16.51cm">
          <draw:text-box>
            <text:p text:style-name="P4">Leaf_Mold</text:p>
          </draw:text-box>
        </draw:frame>
        <draw:frame draw:style-name="gr2" draw:text-style-name="P2" draw:layer="layout" svg:width="27.999cm" svg:height="2.445cm" svg:x="-0.089cm" svg:y="6.161cm">
          <draw:image xlink:href="Pictures/10000000000004340000005E10FBC45A83DEDC9A.jpg" xlink:type="simple" xlink:show="embed" xlink:actuate="onLoad">
            <text:p/>
          </draw:image>
        </draw:frame>
        <draw:frame draw:style-name="gr2" draw:text-style-name="P2" draw:layer="layout" svg:width="27.999cm" svg:height="2.445cm" svg:x="-0.089cm" svg:y="9.161cm">
          <draw:image xlink:href="Pictures/10000000000004340000005E3B37D152A59FAC38.jpg" xlink:type="simple" xlink:show="embed" xlink:actuate="onLoad">
            <text:p/>
          </draw:image>
        </draw:frame>
        <draw:frame draw:style-name="gr2" draw:text-style-name="P2" draw:layer="layout" svg:width="27.999cm" svg:height="2.439cm" svg:x="-0.089cm" svg:y="12.164cm">
          <draw:image xlink:href="Pictures/100000000000042B0000005D54CA6BF43B51C24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segmented_train<text:line-break/>segmetned_test</text:p>
          </draw:text-box>
        </draw:frame>
        <draw:frame draw:style-name="gr7" draw:text-style-name="P1" draw:layer="layout" svg:width="5.781cm" svg:height="0.962cm" svg:x="11.176cm" svg:y="16.564cm">
          <draw:text-box>
            <text:p>Septoria_leaf_spot</text:p>
          </draw:text-box>
        </draw:frame>
        <draw:frame draw:style-name="gr8" draw:text-style-name="P7" draw:layer="layout" svg:width="27.999cm" svg:height="2.445cm" svg:x="-0.189cm" svg:y="6.161cm">
          <draw:image xlink:href="Pictures/10000000000004340000005E57F5F465DD2C9FA2.jpg" xlink:type="simple" xlink:show="embed" xlink:actuate="onLoad">
            <text:p/>
          </draw:image>
        </draw:frame>
        <draw:frame draw:style-name="gr8" draw:text-style-name="P7" draw:layer="layout" svg:width="27.999cm" svg:height="2.445cm" svg:x="-0.189cm" svg:y="9.161cm">
          <draw:image xlink:href="Pictures/10000000000004340000005E83B5EEBA1DF705D4.jpg" xlink:type="simple" xlink:show="embed" xlink:actuate="onLoad">
            <text:p/>
          </draw:image>
        </draw:frame>
        <draw:frame draw:style-name="gr8" draw:text-style-name="P7" draw:layer="layout" svg:width="27.999cm" svg:height="2.439cm" svg:x="-0.189cm" svg:y="12.164cm">
          <draw:image xlink:href="Pictures/100000000000042B0000005D8EC4B64514B747F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9" draw:text-style-name="P1" draw:layer="layout" svg:width="11.437cm" svg:height="0.962cm" svg:x="8.629cm" svg:y="16.256cm">
          <draw:text-box>
            <text:p>Spider_mites Two-spotted_spider_mite</text:p>
          </draw:text-box>
        </draw:frame>
        <draw:frame draw:style-name="gr8" draw:text-style-name="P7" draw:layer="layout" svg:width="27.999cm" svg:height="2.445cm" svg:x="-0.189cm" svg:y="5.561cm">
          <draw:image xlink:href="Pictures/10000000000004340000005E395D00AC38011ED3.jpg" xlink:type="simple" xlink:show="embed" xlink:actuate="onLoad">
            <text:p/>
          </draw:image>
        </draw:frame>
        <draw:frame draw:style-name="gr8" draw:text-style-name="P7" draw:layer="layout" svg:width="27.999cm" svg:height="2.445cm" svg:x="-0.089cm" svg:y="8.561cm">
          <draw:image xlink:href="Pictures/10000000000004340000005EDA673D8A6A17264A.jpg" xlink:type="simple" xlink:show="embed" xlink:actuate="onLoad">
            <text:p/>
          </draw:image>
        </draw:frame>
        <draw:frame draw:style-name="gr8" draw:text-style-name="P7" draw:layer="layout" svg:width="27.999cm" svg:height="2.439cm" svg:x="-0.089cm" svg:y="11.864cm">
          <draw:image xlink:href="Pictures/100000000000042B0000005DB5283DF780EC493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0" draw:text-style-name="P1" draw:layer="layout" svg:width="5.781cm" svg:height="0.962cm" svg:x="11.237cm" svg:y="16.31cm">
          <draw:text-box>
            <text:p>Target_Spot</text:p>
          </draw:text-box>
        </draw:frame>
        <draw:frame draw:style-name="gr8" draw:text-style-name="P7" draw:layer="layout" svg:width="27.999cm" svg:height="2.445cm" svg:x="-0.189cm" svg:y="5.661cm">
          <draw:image xlink:href="Pictures/10000000000004340000005EFB9D63A64B5103D6.jpg" xlink:type="simple" xlink:show="embed" xlink:actuate="onLoad">
            <text:p/>
          </draw:image>
        </draw:frame>
        <draw:frame draw:style-name="gr8" draw:text-style-name="P7" draw:layer="layout" svg:width="27.999cm" svg:height="2.445cm" svg:x="-0.289cm" svg:y="8.961cm">
          <draw:image xlink:href="Pictures/10000000000004340000005E136789551A2BEE31.jpg" xlink:type="simple" xlink:show="embed" xlink:actuate="onLoad">
            <text:p/>
          </draw:image>
        </draw:frame>
        <draw:frame draw:style-name="gr8" draw:text-style-name="P7" draw:layer="layout" svg:width="27.999cm" svg:height="2.439cm" svg:x="-0.289cm" svg:y="12.364cm">
          <draw:image xlink:href="Pictures/100000000000042B0000005D3F6EEC83C65C5B2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1" draw:text-style-name="P1" draw:layer="layout" svg:width="9.612cm" svg:height="0.962cm" svg:x="9.652cm" svg:y="16.564cm">
          <draw:text-box>
            <text:p>Tomato_mosaic_virus</text:p>
          </draw:text-box>
        </draw:frame>
        <draw:frame draw:style-name="gr8" draw:text-style-name="P7" draw:layer="layout" svg:width="27.999cm" svg:height="2.445cm" svg:x="-0.189cm" svg:y="5.661cm">
          <draw:image xlink:href="Pictures/10000000000004340000005E66D7C459CBF11283.jpg" xlink:type="simple" xlink:show="embed" xlink:actuate="onLoad">
            <text:p/>
          </draw:image>
        </draw:frame>
        <draw:frame draw:style-name="gr8" draw:text-style-name="P7" draw:layer="layout" svg:width="27.999cm" svg:height="2.445cm" svg:x="-0.089cm" svg:y="8.861cm">
          <draw:image xlink:href="Pictures/10000000000004340000005E0587FFF807B5A7F0.jpg" xlink:type="simple" xlink:show="embed" xlink:actuate="onLoad">
            <text:p/>
          </draw:image>
        </draw:frame>
        <draw:frame draw:style-name="gr8" draw:text-style-name="P7" draw:layer="layout" svg:width="27.999cm" svg:height="2.439cm" svg:x="-0.089cm" svg:y="12.064cm">
          <draw:image xlink:href="Pictures/100000000000042B0000005D9DD98DB699D8C16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1" draw:text-style-name="P1" draw:layer="layout" svg:width="9.612cm" svg:height="0.962cm" svg:x="9.652cm" svg:y="16.564cm">
          <draw:text-box>
            <text:p>Tomato_Yellow_Leaf_Curl_Virus</text:p>
          </draw:text-box>
        </draw:frame>
        <draw:frame draw:style-name="gr8" draw:text-style-name="P7" draw:layer="layout" svg:width="27.999cm" svg:height="2.445cm" svg:x="-0.089cm" svg:y="5.961cm">
          <draw:image xlink:href="Pictures/10000000000004340000005E4E0E9B6AE94EB2A1.jpg" xlink:type="simple" xlink:show="embed" xlink:actuate="onLoad">
            <text:p/>
          </draw:image>
        </draw:frame>
        <draw:frame draw:style-name="gr8" draw:text-style-name="P7" draw:layer="layout" svg:width="27.999cm" svg:height="2.445cm" svg:x="-0.089cm" svg:y="8.961cm">
          <draw:image xlink:href="Pictures/10000000000004340000005E9EC99AC520152598.jpg" xlink:type="simple" xlink:show="embed" xlink:actuate="onLoad">
            <text:p/>
          </draw:image>
        </draw:frame>
        <draw:frame draw:style-name="gr8" draw:text-style-name="P7" draw:layer="layout" svg:width="27.999cm" svg:height="2.439cm" svg:x="-0.089cm" svg:y="12.064cm">
          <draw:image xlink:href="Pictures/100000000000042B0000005D9DD98DB699D8C16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2" draw:text-style-name="P1" draw:layer="layout" svg:width="2.648cm" svg:height="0.962cm" svg:x="12.846cm" svg:y="16.818cm">
          <draw:text-box>
            <text:p>Healthy</text:p>
          </draw:text-box>
        </draw:frame>
        <draw:frame draw:style-name="gr8" draw:text-style-name="P7" draw:layer="layout" svg:width="27.999cm" svg:height="2.445cm" svg:x="-0.089cm" svg:y="5.696cm">
          <draw:image xlink:href="Pictures/10000000000004340000005E66958406A4F2C524.jpg" xlink:type="simple" xlink:show="embed" xlink:actuate="onLoad">
            <text:p/>
          </draw:image>
        </draw:frame>
        <draw:frame draw:style-name="gr8" draw:text-style-name="P7" draw:layer="layout" svg:width="27.999cm" svg:height="2.445cm" svg:x="-0.089cm" svg:y="8.796cm">
          <draw:image xlink:href="Pictures/10000000000004340000005E41B4F75604ECB03A.jpg" xlink:type="simple" xlink:show="embed" xlink:actuate="onLoad">
            <text:p/>
          </draw:image>
        </draw:frame>
        <draw:frame draw:style-name="gr8" draw:text-style-name="P7" draw:layer="layout" svg:width="27.999cm" svg:height="2.439cm" svg:x="-0.189cm" svg:y="12.199cm">
          <draw:image xlink:href="Pictures/100000000000042B0000005D8DD7A411137DA20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5:00:08.377548308</meta:creation-date>
    <meta:editing-duration>PT2H5M55S</meta:editing-duration>
    <meta:editing-cycles>19</meta:editing-cycles>
    <meta:generator>LibreOffice/6.0.3.2$Linux_X86_64 LibreOffice_project/00m0$Build-2</meta:generator>
    <dc:date>2018-05-22T19:04:31.406100009</dc:date>
    <meta:document-statistic meta:object-count="10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